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0C8CFF9BE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inherit" svg:font-family="inherit"/>
  </office:font-face-decls>
  <office:automatic-styles>
    <style:style style:name="P1" style:family="paragraph" style:parent-style-name="Text_20_body">
      <style:text-properties officeooo:rsid="001a9209" officeooo:paragraph-rsid="001a9209"/>
    </style:style>
    <style:style style:name="P2" style:family="paragraph" style:parent-style-name="Text_20_body">
      <style:text-properties officeooo:rsid="001bfc18" officeooo:paragraph-rsid="001bfc18"/>
    </style:style>
    <style:style style:name="P3" style:family="paragraph" style:parent-style-name="Heading_20_2">
      <style:text-properties officeooo:rsid="001bfc18" officeooo:paragraph-rsid="001f9ced"/>
    </style:style>
    <style:style style:name="P4" style:family="paragraph" style:parent-style-name="Source_20_Code_20_Header">
      <style:text-properties officeooo:paragraph-rsid="0010e39e"/>
    </style:style>
    <style:style style:name="P5" style:family="paragraph" style:parent-style-name="Source_20_Code">
      <style:text-properties officeooo:paragraph-rsid="0010e39e"/>
    </style:style>
    <style:style style:name="P6" style:family="paragraph" style:parent-style-name="Source_20_Code_20_Header">
      <style:text-properties officeooo:rsid="0015dc29" officeooo:paragraph-rsid="0017a3bf"/>
    </style:style>
    <style:style style:name="P7" style:family="paragraph" style:parent-style-name="Source_20_Code">
      <style:text-properties officeooo:rsid="0015dc29" officeooo:paragraph-rsid="0017a3bf"/>
    </style:style>
    <style:style style:name="P8" style:family="paragraph" style:parent-style-name="Source_20_Code_20_Header">
      <style:text-properties officeooo:rsid="00132cb9" officeooo:paragraph-rsid="00132cb9"/>
    </style:style>
    <style:style style:name="P9" style:family="paragraph" style:parent-style-name="Source_20_Code">
      <style:text-properties officeooo:rsid="00132cb9" officeooo:paragraph-rsid="00132cb9"/>
    </style:style>
    <style:style style:name="P10" style:family="paragraph" style:parent-style-name="Source_20_Code">
      <style:text-properties officeooo:paragraph-rsid="00132cb9"/>
    </style:style>
    <style:style style:name="P11" style:family="paragraph" style:parent-style-name="Heading_20_3">
      <style:paragraph-properties fo:break-before="page"/>
    </style:style>
    <style:style style:name="P12" style:family="paragraph" style:parent-style-name="Source_20_Code_20_Header">
      <style:text-properties officeooo:rsid="00132cb9" officeooo:paragraph-rsid="0017a3bf"/>
    </style:style>
    <style:style style:name="P13" style:family="paragraph" style:parent-style-name="Source_20_Code">
      <style:text-properties officeooo:paragraph-rsid="0017a3bf"/>
    </style:style>
    <style:style style:name="P14" style:family="paragraph" style:parent-style-name="Source_20_Code">
      <style:text-properties officeooo:rsid="0017a3bf" officeooo:paragraph-rsid="0017a3bf"/>
    </style:style>
    <style:style style:name="P15" style:family="paragraph" style:parent-style-name="Source_20_Code_20_Header">
      <style:text-properties officeooo:paragraph-rsid="0017a3bf"/>
    </style:style>
    <style:style style:name="P16" style:family="paragraph" style:parent-style-name="Source_20_Code">
      <style:text-properties officeooo:paragraph-rsid="00196dbb"/>
    </style:style>
    <style:style style:name="P17" style:family="paragraph" style:parent-style-name="Source_20_Code">
      <style:text-properties officeooo:rsid="00132cb9" officeooo:paragraph-rsid="0017a3bf"/>
    </style:style>
    <style:style style:name="P18" style:family="paragraph" style:parent-style-name="Source_20_Code_20_Header">
      <style:text-properties officeooo:rsid="0015dc29" officeooo:paragraph-rsid="00207c5b"/>
    </style:style>
    <style:style style:name="P19" style:family="paragraph" style:parent-style-name="Source_20_Code_20_Header">
      <style:text-properties officeooo:rsid="00132cb9" officeooo:paragraph-rsid="00207c5b"/>
    </style:style>
    <style:style style:name="P20" style:family="paragraph" style:parent-style-name="Source_20_Code">
      <style:text-properties officeooo:paragraph-rsid="00207c5b"/>
    </style:style>
    <style:style style:name="P21" style:family="paragraph" style:parent-style-name="Source_20_Code">
      <style:text-properties officeooo:rsid="00207c5b" officeooo:paragraph-rsid="00207c5b"/>
    </style:style>
    <style:style style:name="P22" style:family="paragraph" style:parent-style-name="Source_20_Code_20_Header">
      <style:text-properties officeooo:paragraph-rsid="00207c5b"/>
    </style:style>
    <style:style style:name="P23" style:family="paragraph" style:parent-style-name="Source_20_Code">
      <style:text-properties officeooo:rsid="0015dc29" officeooo:paragraph-rsid="00207c5b"/>
    </style:style>
    <style:style style:name="P24" style:family="paragraph" style:parent-style-name="Source_20_Code_20_Header">
      <style:text-properties officeooo:rsid="00132cb9" officeooo:paragraph-rsid="002197bc"/>
    </style:style>
    <style:style style:name="P25" style:family="paragraph" style:parent-style-name="Source_20_Code">
      <style:text-properties officeooo:paragraph-rsid="002197bc"/>
    </style:style>
    <style:style style:name="P26" style:family="paragraph" style:parent-style-name="Source_20_Code">
      <style:text-properties officeooo:rsid="002197bc" officeooo:paragraph-rsid="002197bc"/>
    </style:style>
    <style:style style:name="P27" style:family="paragraph" style:parent-style-name="Source_20_Code">
      <style:text-properties officeooo:paragraph-rsid="0012d067"/>
    </style:style>
    <style:style style:name="P28" style:family="paragraph" style:parent-style-name="Source_20_Code_20_Header">
      <style:text-properties officeooo:rsid="001bfc18" officeooo:paragraph-rsid="001bfc18"/>
    </style:style>
    <style:style style:name="P29" style:family="paragraph" style:parent-style-name="Source_20_Code_20_Header">
      <style:text-properties officeooo:rsid="001bfc18" officeooo:paragraph-rsid="001f675b"/>
    </style:style>
    <style:style style:name="P30" style:family="paragraph" style:parent-style-name="Source_20_Code">
      <style:text-properties officeooo:rsid="001f675b" officeooo:paragraph-rsid="001f675b"/>
    </style:style>
    <style:style style:name="P31" style:family="paragraph" style:parent-style-name="Source_20_Code">
      <style:text-properties officeooo:paragraph-rsid="001f675b"/>
    </style:style>
    <style:style style:name="P32" style:family="paragraph" style:parent-style-name="Heading_20_2">
      <style:text-properties officeooo:rsid="0010e39e" officeooo:paragraph-rsid="0010e39e"/>
    </style:style>
    <style:style style:name="T1" style:family="text">
      <style:text-properties officeooo:rsid="0015dc29"/>
    </style:style>
    <style:style style:name="T2" style:family="text">
      <style:text-properties officeooo:rsid="001bfc18"/>
    </style:style>
    <style:style style:name="T3" style:family="text">
      <style:text-properties officeooo:rsid="001f9ced"/>
    </style:style>
    <style:style style:name="T4" style:family="text">
      <style:text-properties officeooo:rsid="0017a3bf"/>
    </style:style>
    <style:style style:name="T5" style:family="text">
      <style:text-properties officeooo:rsid="00132cb9"/>
    </style:style>
    <style:style style:name="T6" style:family="text">
      <style:text-properties officeooo:rsid="00196dbb"/>
    </style:style>
    <style:style style:name="T7" style:family="text">
      <style:text-properties officeooo:rsid="00207c5b"/>
    </style:style>
    <style:style style:name="T8" style:family="text">
      <style:text-properties officeooo:rsid="002197bc"/>
    </style:style>
    <style:style style:name="T9" style:family="text">
      <style:text-properties officeooo:rsid="001f675b"/>
    </style:style>
    <style:style style:name="T10" style:family="text">
      <style:text-properties officeooo:rsid="0010e39e"/>
    </style:style>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text:h>
      <text:h text:style-name="Heading_20_2" text:outline-level="2">Ejercicios con <text:span text:style-name="T1">r</text:span>esoluciones</text:h>
      <text:p text:style-name="P1">Estos ejercicios son la extensión de los que vieron en la parte de ordinogramas y pseudocódigo, cada ejercicio esta resuelto de forma ‘directa’, que es la forma mas simple de usar Python, pero tambien, la que emplea funciones, que es la <text:span text:style-name="Emphasis">mas</text:span> correcta.</text:p>
      <text:p text:style-name="Amplificada">!<text:span text:style-name="T2">Cualquiera de las dos formas de resolver los ejercicios son correctas. Aunque se prefiere el uso de funciones, su uso no agregará puntos.</text:span></text:p>
      <text:p text:style-name="P2">La principal diferencia entre ambas es que, con las funciones, podemos reutilizar el código de manera sencilla en distintos ejercicios.</text:p>
      <text:h text:style-name="P3" text:outline-level="2">Recordatorio sobre <text:span text:style-name="T3">entrada y salida en las </text:span>funciones</text:h>
      <text:p text:style-name="P2">Para la correcta utilización de funciones, es importante recordar que las mismas no pueden utilizar <text:span text:style-name="Example">print</text:span> o <text:span text:style-name="Example">input</text:span> para obtener y devolver valores respectivamente. Esto se hace por medio de los argumentos y el retorno, exclusivamente.</text:p>
      <text:h text:style-name="Heading_20_3" text:outline-level="3">Leer dos números e imprimir su suma.</text:h>
      <text:p text:style-name="P4">Pseudocódigo:</text:p>
      <text:p text:style-name="Source_20_Code"><text:span text:style-name="T4">i</text:span>nicio</text:p>
      <text:p text:style-name="Source_20_Code"><text:s text:c="4"/><text:span text:style-name="T4">l</text:span>eer numero1, numero2</text:p>
      <text:p text:style-name="P5"><text:s text:c="4"/>suma ← numero1 + numero2</text:p>
      <text:p text:style-name="P5"><text:s text:c="4"/><text:span text:style-name="T4">i</text:span>mprimir "<text:span text:style-name="T4">El resultado de l</text:span>a suma es:", suma</text:p>
      <text:p text:style-name="Source_20_Code"><text:span text:style-name="T4">f</text:span>in</text:p>
      <text:p text:style-name="P6">Documentación general</text:p>
      <text:p text:style-name="P7"/>
      <text:p text:style-name="P8">Python <text:span text:style-name="T1">directo</text:span></text:p>
      <text:p text:style-name="Source_20_Code">numero_1 = int(input())</text:p>
      <text:p text:style-name="Source_20_Code">numero_2 = int(input())</text:p>
      <text:p text:style-name="P9">suma = numero_1 + numero<text:span text:style-name="T1">_2</text:span></text:p>
      <text:p text:style-name="P9">print(f"La suma de {numero_1=} y {numero_2=} es {suma}")</text:p>
      <text:p text:style-name="Source_20_Code_20_Header">Python <text:span text:style-name="T1">con funciones</text:span></text:p>
      <text:p text:style-name="Source_20_Code">def suma(numero<text:span text:style-name="T1">_1</text:span>, numero<text:span text:style-name="T1">_2</text:span>):</text:p>
      <text:p text:style-name="Source_20_Code"><text:s text:c="4"/>return numero_1 + numero_2</text:p>
      <text:p text:style-name="P10"/>
      <text:p text:style-name="P10">numero_1 = int(input())</text:p>
      <text:p text:style-name="P10">numero_2 = int(input())</text:p>
      <text:p text:style-name="P9">suma = suma(numero_1, numero_2)</text:p>
      <text:p text:style-name="P9">print(f"La suma de {numero_1=} y {numero_2=} es {suma<text:span text:style-name="T1">=</text:span>}")</text:p>
      <text:p text:style-name="Text_20_body"/>
      <text:h text:style-name="P11" text:outline-level="3">Determinar si un número es positivo o negativo.</text:h>
      <text:p text:style-name="Source_20_Code_20_Header">Pseudocódigo:</text:p>
      <text:p text:style-name="Source_20_Code">Inicio</text:p>
      <text:p text:style-name="P5"><text:s text:c="4"/>Leer numero</text:p>
      <text:p text:style-name="P5"><text:s text:c="4"/>Si numero &gt;= 0 Entonces</text:p>
      <text:p text:style-name="P5"><text:s text:c="8"/>Imprimir "El número es positivo"</text:p>
      <text:p text:style-name="P5"><text:s text:c="4"/>Sino</text:p>
      <text:p text:style-name="P5"><text:s text:c="8"/>Imprimir "El número es negativo"</text:p>
      <text:p text:style-name="P5"><text:s text:c="4"/>Fin Si</text:p>
      <text:p text:style-name="Source_20_Code">Fin</text:p>
      <text:p text:style-name="P6">Documentación general</text:p>
      <text:p text:style-name="P7"/>
      <text:p text:style-name="P12">Python <text:span text:style-name="T1">directo</text:span></text:p>
      <text:p text:style-name="P13">numero = int(input())</text:p>
      <text:p text:style-name="P14">print(<text:span text:style-name="T5">f"</text:span>el <text:span text:style-name="T6">signo del </text:span>número {numero} es: <text:span text:style-name="T5">", </text:span>end=<text:span text:style-name="T5">""</text:span>)</text:p>
      <text:p text:style-name="P14">if numero &gt;= 0:</text:p>
      <text:p text:style-name="P14"><text:s text:c="4"/>print(<text:span text:style-name="T5">"</text:span>positivo<text:span text:style-name="T5">"</text:span>)</text:p>
      <text:p text:style-name="P14">else:</text:p>
      <text:p text:style-name="P14"><text:s text:c="4"/>print(<text:span text:style-name="T5">"</text:span>negativo<text:span text:style-name="T5">"</text:span>)</text:p>
      <text:p text:style-name="P15">Python <text:span text:style-name="T1">con funciones</text:span></text:p>
      <text:p text:style-name="P13">def <text:span text:style-name="T6">signo_textual</text:span>(numero):</text:p>
      <text:p text:style-name="P14"><text:s text:c="4"/>if numero &gt;= 0:</text:p>
      <text:p text:style-name="P13"><text:span text:style-name="T4"><text:s text:c="4"/></text:span><text:s text:c="4"/>return <text:span text:style-name="T5">"</text:span><text:span text:style-name="T4">positivo</text:span><text:span text:style-name="T5">"</text:span></text:p>
      <text:p text:style-name="P13"><text:s text:c="4"/><text:span text:style-name="T4">else:</text:span></text:p>
      <text:p text:style-name="P16"><text:s text:c="8"/><text:span text:style-name="T4">return </text:span><text:span text:style-name="T5">"</text:span><text:span text:style-name="T4">negativo</text:span><text:span text:style-name="T5">"</text:span></text:p>
      <text:p text:style-name="P16"/>
      <text:p text:style-name="P16"/>
      <text:p text:style-name="P13">numero = int(input())</text:p>
      <text:p text:style-name="P17"><text:span text:style-name="T6">signo </text:span>= <text:span text:style-name="T6">signo_textual</text:span>(numero)</text:p>
      <text:p text:style-name="P17">print(f"<text:span text:style-name="T6">El signo de </text:span>{numero} <text:span text:style-name="T6">es </text:span>{<text:span text:style-name="T6">signo</text:span>}")</text:p>
      <text:p text:style-name="Text_20_body"/>
      <text:h text:style-name="P11" text:outline-level="3">Calcular el área de un triángulo dados su base y altura.</text:h>
      <text:p text:style-name="P4">Pseudocódigo:</text:p>
      <text:p text:style-name="Source_20_Code">Inicio</text:p>
      <text:p text:style-name="P5"><text:s text:c="4"/>Leer base, altura</text:p>
      <text:p text:style-name="P5"><text:s text:c="4"/>area ← (base * altura) / 2</text:p>
      <text:p text:style-name="P5"><text:s text:c="4"/>Imprimir "El área del triángulo es:", area</text:p>
      <text:p text:style-name="Source_20_Code">Fin</text:p>
      <text:p text:style-name="P18">Documentación general</text:p>
      <text:p text:style-name="Source_20_Code"/>
      <text:p text:style-name="P19">Python <text:span text:style-name="T1">directo</text:span></text:p>
      <text:p text:style-name="Source_20_Code">base = float(input("Ingrese la base del triángulo: "))</text:p>
      <text:p text:style-name="Source_20_Code">altura = float(input("Ingrese la altura del triángulo: "))</text:p>
      <text:p text:style-name="Source_20_Code">area = (base * altura) / 2</text:p>
      <text:p text:style-name="Source_20_Code">print(f"El área del triángulo <text:span text:style-name="T7">{base=} y {altura=} </text:span>es: {area}")</text:p>
      <text:p text:style-name="P19"><text:span text:style-name="T1">Python con funciones</text:span></text:p>
      <text:p text:style-name="Source_20_Code">def calcular_area_triangulo(base, altura):</text:p>
      <text:p text:style-name="Source_20_Code"><text:s text:c="4"/>return (base * altura) / 2</text:p>
      <text:p text:style-name="Source_20_Code"/>
      <text:p text:style-name="P20">altura = float(input("Ingrese la altura del triángulo: "))</text:p>
      <text:p text:style-name="P20"><text:span text:style-name="T7">f</text:span>area = <text:span text:style-name="T7">calcular_area_triangulo(base, altura)</text:span></text:p>
      <text:p text:style-name="P20">print(f"El área del triángulo <text:span text:style-name="T7">{base=} y {altura=} </text:span>es: {area}")</text:p>
      <text:h text:style-name="Heading_20_3" text:outline-level="3">Determinar el mayor de dos números.</text:h>
      <text:p text:style-name="Source_20_Code_20_Header">Pseudocódigo:</text:p>
      <text:p text:style-name="Source_20_Code">Inicio</text:p>
      <text:p text:style-name="P5"><text:s text:c="4"/>Leer numero1, numero2</text:p>
      <text:p text:style-name="P5"><text:s text:c="4"/>Si numero1 &gt; numero2 Entonces</text:p>
      <text:p text:style-name="P5"><text:s text:c="8"/>Imprimir "El mayor es:", numero1</text:p>
      <text:p text:style-name="P5"><text:s text:c="4"/>Sino</text:p>
      <text:p text:style-name="P5"><text:s text:c="8"/>Imprimir "El mayor es:", numero2</text:p>
      <text:p text:style-name="P5"><text:s text:c="4"/>Fin Si</text:p>
      <text:p text:style-name="Source_20_Code">Fin</text:p>
      <text:p text:style-name="P18">Documentación general</text:p>
      <text:p text:style-name="P20"/>
      <text:p text:style-name="P19">Python <text:span text:style-name="T1">directo</text:span></text:p>
      <text:p text:style-name="P20">numero<text:span text:style-name="T7">_1</text:span> = float(input("Ingrese el primer número: "))</text:p>
      <text:p text:style-name="P20">numero<text:span text:style-name="T7">_</text:span>2 = float(input("Ingrese el segundo número: "))</text:p>
      <text:p text:style-name="P20">print("El mayor es: ", <text:span text:style-name="T7">end="")</text:span></text:p>
      <text:p text:style-name="P20">if numero<text:span text:style-name="T7">_</text:span>1 &gt; numero<text:span text:style-name="T7">_</text:span>2:</text:p>
      <text:p text:style-name="P20"><text:s text:c="4"/><text:span text:style-name="T7">print(</text:span>numero<text:span text:style-name="T7">_1</text:span>)</text:p>
      <text:p text:style-name="P20">else:</text:p>
      <text:p text:style-name="P20"><text:s text:c="4"/>print(numero<text:span text:style-name="T7">_</text:span>2)</text:p>
      <text:p text:style-name="P19"><text:span text:style-name="T1">Python con funciones</text:span></text:p>
      <text:p text:style-name="P20">def determinar_mayor(numero<text:span text:style-name="T7">_</text:span>1, numero<text:span text:style-name="T7">_</text:span>2):</text:p>
      <text:p text:style-name="P20"><text:s text:c="4"/>"""Función para determinar el mayor entre dos números."""</text:p>
      <text:p text:style-name="P20"><text:s text:c="4"/>if numero<text:span text:style-name="T7">_</text:span>1 &gt; numero<text:span text:style-name="T7">_</text:span>2:</text:p>
      <text:p text:style-name="P20"><text:s text:c="8"/>return numero<text:span text:style-name="T7">_</text:span>1</text:p>
      <text:p text:style-name="P20"><text:s text:c="4"/>else:</text:p>
      <text:p text:style-name="P20"><text:s text:c="8"/>return numero<text:span text:style-name="T7">₂</text:span></text:p>
      <text:p text:style-name="P20"/>
      <text:p text:style-name="P20">numero<text:span text:style-name="T7">_1</text:span> = float(input("Ingrese el primer número: "))</text:p>
      <text:p text:style-name="P20">numero<text:span text:style-name="T7">_</text:span>2 = float(input("Ingrese el segundo número: "))</text:p>
      <text:p text:style-name="P21">mayor = determinar_mayor(numero_1, numero_2)</text:p>
      <text:p text:style-name="P20">print("El mayor <text:span text:style-name="T7">de {numero_1} y {numero_2} </text:span>es <text:span text:style-name="T7">{mayor})</text:span></text:p>
      <text:h text:style-name="Heading_20_3" text:outline-level="3">Leer un número e imprimir su tabla de multiplicar.</text:h>
      <text:p text:style-name="Source_20_Code_20_Header">Pseudocódigo:</text:p>
      <text:p text:style-name="Source_20_Code">Inicio</text:p>
      <text:p text:style-name="P5"><text:s text:c="4"/>Leer numero</text:p>
      <text:p text:style-name="P5"><text:s text:c="4"/>Para i ← 1 Hasta 10 Hacer</text:p>
      <text:p text:style-name="P5"><text:s text:c="8"/>Imprimir numero, " x ", i, " = ", numero * i</text:p>
      <text:p text:style-name="P5"><text:s text:c="4"/>Fin Para</text:p>
      <text:p text:style-name="P20">Fin</text:p>
      <text:p text:style-name="P18">Documentación general</text:p>
      <text:p text:style-name="P20"/>
      <text:p text:style-name="P19">Python <text:span text:style-name="T1">directo</text:span></text:p>
      <text:p text:style-name="P20">numero = int(input("Ingrese un número: "))</text:p>
      <text:p text:style-name="P20">for i in range(1, 11):</text:p>
      <text:p text:style-name="P20"><text:s text:c="4"/>print(f"{numero} x {i} = {numero * i}")</text:p>
      <text:p text:style-name="P19"><text:span text:style-name="T1">Python con funciones</text:span></text:p>
      <text:p text:style-name="P20">def generar_tabla_multiplicar(numero):</text:p>
      <text:p text:style-name="P20"><text:s text:c="4"/>"""Función para generar la tabla de multiplicar de un número."""</text:p>
      <text:p text:style-name="P20"><text:s text:c="4"/>for i in range(1, 11):</text:p>
      <text:p text:style-name="P20"><text:s text:c="8"/>print(f"{numero} x {i} = {numero * i}")</text:p>
      <text:p text:style-name="P20"/>
      <text:p text:style-name="P20">numero = int(input("Ingrese un número: "))</text:p>
      <text:p text:style-name="P20">generar_tabla_multiplicar<text:span text:style-name="T7">(numero)</text:span></text:p>
      <text:h text:style-name="Heading_20_3" text:outline-level="3">Calcular el promedio de tres calificaciones.</text:h>
      <text:p text:style-name="P22">Pseudocódigo</text:p>
      <text:p text:style-name="P20">Inicio</text:p>
      <text:p text:style-name="P20"><text:s text:c="4"/>Leer calificacion1, calificacion2, calificacion3</text:p>
      <text:p text:style-name="P20"><text:s text:c="4"/>promedio ← (calificacion1 + calificacion2 + calificacion3) / 3</text:p>
      <text:p text:style-name="P20"><text:s text:c="4"/>Imprimir "El promedio es:", promedio</text:p>
      <text:p text:style-name="P23">Fin</text:p>
      <text:p text:style-name="P18">Documentación general</text:p>
      <text:p text:style-name="P20"/>
      <text:p text:style-name="P24">Python <text:span text:style-name="T1">directo - </text:span><text:span text:style-name="T8">opción #1</text:span></text:p>
      <text:p text:style-name="P25">calificacion1 = float(input("Ingrese la primera calificación: "))</text:p>
      <text:p text:style-name="P25">calificacion2 = float(input("Ingrese la segunda calificación: "))</text:p>
      <text:p text:style-name="P25">calificacion3 = float(input("Ingrese la tercera calificación: "))</text:p>
      <text:p text:style-name="P25">promedio = (calificacion1 + calificacion2 + calificacion3) / 3</text:p>
      <text:p text:style-name="P25">print(f"El promedio es: {promedio}")</text:p>
      <text:p text:style-name="P19">Python <text:span text:style-name="T1">directo - </text:span><text:span text:style-name="T8">opción #2</text:span></text:p>
      <text:p text:style-name="P26">suma = 0</text:p>
      <text:p text:style-name="P26">for i in range(1,4):</text:p>
      <text:p text:style-name="P26"><text:s text:c="4"/>suma = suma + float(input("Ingrese la calificación {i}: "))</text:p>
      <text:p text:style-name="P26"/>
      <text:p text:style-name="P25"><text:span text:style-name="T8">promedio = suma / 3</text:span></text:p>
      <text:p text:style-name="P20">print(f"El promedio es: {promedio}")</text:p>
      <text:p text:style-name="P19"><text:span text:style-name="T1">Python con funciones</text:span></text:p>
      <text:p text:style-name="P26">def promedio(valores):</text:p>
      <text:p text:style-name="P26"><text:s text:c="4"/>suma = 0</text:p>
      <text:p text:style-name="P26"><text:s text:c="4"/>for i in valores:</text:p>
      <text:p text:style-name="P26"><text:s text:c="8"/>suma = suma + notas[i]</text:p>
      <text:p text:style-name="P26"><text:s text:c="4"/>return suma/len(valores)</text:p>
      <text:p text:style-name="P25"/>
      <text:p text:style-name="P25">calificacion1 = float(input("Ingrese la primera calificación: "))</text:p>
      <text:p text:style-name="P26">calificacion2 = float(input("Ingrese la segunda calificación: "))</text:p>
      <text:p text:style-name="P26">calificacion3 = float(input("Ingrese la tercera calificación: "))</text:p>
      <text:p text:style-name="P26">promedio = calcular_promedio([calificacion1, calificacion2, calificacion3])</text:p>
      <text:p text:style-name="P26">print(f"El promedio es: {promedio}")</text:p>
      <text:p text:style-name="P26"/>
      <text:p text:style-name="P26"># Promedio puede ser directamente</text:p>
      <text:p text:style-name="P26">def promedio_alternativo(valores):</text:p>
      <text:p text:style-name="P26"><text:s text:c="4"/>return sum(valores)/len(valores)</text:p>
      <text:h text:style-name="Heading_20_3" text:outline-level="3">Determinar si un número es par o impar.</text:h>
      <text:p text:style-name="Source_20_Code_20_Header">Pseudocódigo:</text:p>
      <text:p text:style-name="Source_20_Code">Inicio</text:p>
      <text:p text:style-name="P27"><text:s text:c="4"/>Leer numero</text:p>
      <text:p text:style-name="P27"><text:s text:c="4"/>Si numero % 2 == 0 Entonces</text:p>
      <text:p text:style-name="P27"><text:s text:c="8"/>Imprimir "El número es par"</text:p>
      <text:p text:style-name="P27"><text:s text:c="4"/>Sino</text:p>
      <text:p text:style-name="P27"><text:s text:c="8"/>Imprimir "El número es impar"</text:p>
      <text:p text:style-name="P27"><text:s text:c="4"/>Fin Si</text:p>
      <text:p text:style-name="Source_20_Code">Fin</text:p>
      <text:p text:style-name="P18">Documentación general</text:p>
      <text:p text:style-name="P20"/>
      <text:p text:style-name="P28">Python directo</text:p>
      <text:p text:style-name="Source_20_Code">numero = int(input("ingrese un número: "))</text:p>
      <text:p text:style-name="Source_20_Code">resto_dos = numero % 2</text:p>
      <text:p text:style-name="Source_20_Code">es_par = resto_dos == 0</text:p>
      <text:p text:style-name="Source_20_Code">print(f"el {numero=} es ", end="")</text:p>
      <text:p text:style-name="Source_20_Code">if es_par:</text:p>
      <text:p text:style-name="Source_20_Code"><text:s text:c="4"/>print("par")</text:p>
      <text:p text:style-name="Source_20_Code">else:</text:p>
      <text:p text:style-name="Source_20_Code"><text:s text:c="4"/>print("impar")</text:p>
      <text:p text:style-name="P29">Python <text:span text:style-name="T9">completo</text:span></text:p>
      <text:p text:style-name="P30">def es_par(numero):</text:p>
      <text:p text:style-name="P31"><text:s text:c="4"/><text:span text:style-name="T9">return </text:span>numero % 2 <text:span text:style-name="T9">== 0</text:span></text:p>
      <text:p text:style-name="P31"/>
      <text:p text:style-name="P31">numero = int(input("ingrese un número: "))</text:p>
      <text:p text:style-name="P31">print(f"el {numero=} es ", end="")</text:p>
      <text:p text:style-name="P31">if es_par<text:span text:style-name="T9">(numero)</text:span>:</text:p>
      <text:p text:style-name="P31"><text:s text:c="4"/>print("par")</text:p>
      <text:p text:style-name="P31">else:</text:p>
      <text:p text:style-name="P31"><text:s text:c="4"/>print("impar")</text:p>
      <text:h text:style-name="Heading_20_3" text:outline-level="3">Convertir grados Celsius a Fahrenheit.</text:h>
      <text:p text:style-name="Source_20_Code_20_Header">Pseudocódigo:</text:p>
      <text:p text:style-name="Source_20_Code">Inicio</text:p>
      <text:p text:style-name="P27"><text:s text:c="4"/>Leer celsius</text:p>
      <text:p text:style-name="P27"><text:s text:c="4"/>fahrenheit ← (celsius * 9/5) + 32</text:p>
      <text:p text:style-name="P27"><text:s text:c="4"/>Imprimir "La temperatura en Fahrenheit es:", fahrenheit</text:p>
      <text:p text:style-name="Source_20_Code">Fin</text:p>
      <text:p text:style-name="P18">Documentación general</text:p>
      <text:p text:style-name="P20"/>
      <text:p text:style-name="P19">Python <text:span text:style-name="T1">directo</text:span></text:p>
      <text:p text:style-name="P20"/>
      <text:p text:style-name="P19"><text:span text:style-name="T1">Python con funciones</text:span></text:p>
      <text:p text:style-name="P20"/>
      <text:h text:style-name="Heading_20_3" text:outline-level="3">Calcular el factorial de un número.</text:h>
      <text:p text:style-name="Source_20_Code_20_Header">Pseudocódigo:</text:p>
      <text:p text:style-name="Source_20_Code">Inicio</text:p>
      <text:p text:style-name="P27"><text:s text:c="4"/>Leer numero</text:p>
      <text:p text:style-name="P27"><text:s text:c="4"/>factorial ← 1</text:p>
      <text:p text:style-name="P27"><text:s text:c="4"/>Para i ← 1 Hasta numero Hacer</text:p>
      <text:p text:style-name="P27"><text:s text:c="8"/>factorial ← factorial * i</text:p>
      <text:p text:style-name="P27"><text:s text:c="4"/>Fin Para</text:p>
      <text:p text:style-name="P27"><text:s text:c="4"/>Imprimir "El factorial es:", factorial</text:p>
      <text:p text:style-name="Source_20_Code">Fin</text:p>
      <text:p text:style-name="P18">Documentación general</text:p>
      <text:p text:style-name="P20"/>
      <text:p text:style-name="P19">Python <text:span text:style-name="T1">directo</text:span></text:p>
      <text:p text:style-name="P20"/>
      <text:p text:style-name="P19"><text:span text:style-name="T1">Python con funciones</text:span></text:p>
      <text:p text:style-name="P20"/>
      <text:h text:style-name="Heading_20_3" text:outline-level="3">Determinar si un año es bisiesto.</text:h>
      <text:p text:style-name="Source_20_Code_20_Header">Pseudocódigo:</text:p>
      <text:p text:style-name="Source_20_Code">Inicio</text:p>
      <text:p text:style-name="P27"><text:s text:c="4"/>Leer anio</text:p>
      <text:p text:style-name="P27"><text:s text:c="4"/>Si (anio % 4 == 0 Y anio % 100 != 0) O anio % 400 == 0 Entonces</text:p>
      <text:p text:style-name="P27"><text:s text:c="8"/>Imprimir "El año es bisiesto"</text:p>
      <text:p text:style-name="P27"><text:s text:c="4"/>Sino</text:p>
      <text:p text:style-name="P27"><text:s text:c="8"/>Imprimir "El año no es bisiesto"</text:p>
      <text:p text:style-name="P27"><text:s text:c="4"/>Fin Si</text:p>
      <text:p text:style-name="Source_20_Code">Fin</text:p>
      <text:p text:style-name="P18">Documentación general</text:p>
      <text:p text:style-name="P20"/>
      <text:p text:style-name="P19">Python <text:span text:style-name="T1">directo</text:span></text:p>
      <text:p text:style-name="P21"/>
      <text:p text:style-name="P19"><text:span text:style-name="T1">Python con funciones</text:span></text:p>
      <text:p text:style-name="P20"/>
      <text:p text:style-name="Text_20_body"/>
      <text:h text:style-name="P32" text:outline-level="2">Listado de Ejercicios Adicionales</text:h>
      <text:p text:style-name="Text_20_body">Leer tres números y ordenarlos de menor a mayor.</text:p>
      <text:p text:style-name="Text_20_body">Generar los primeros 10 números de la serie Fibonacci.</text:p>
      <text:p text:style-name="Text_20_body">Calcular el área de un círculo dado su radio.</text:p>
      <text:p text:style-name="Text_20_body">Determinar el porcentaje de aprobados en un grupo.</text:p>
      <text:p text:style-name="Text_20_body">Calcular el promedio de un conjunto de números ingresados.</text:p>
      <text:p text:style-name="Text_20_body">Determinar si un número es divisible por otro.</text:p>
      <text:p text:style-name="Text_20_body">Leer un número y contar sus dígitos.</text:p>
      <text:p text:style-name="Text_20_body">Calcular la suma de los primeros N números naturales.</text:p>
      <text:p text:style-name="Text_20_body">Generar los primeros N números pares.</text:p>
      <text:p text:style-name="Text_20_body">Calcular el máximo común divisor (MCD) de dos números.</text:p>
      <text:p text:style-name="Text_20_body"><text:soft-page-break/>Calcular el mínimo común múltiplo (MCM) de dos números.</text:p>
      <text:p text:style-name="Text_20_body">Leer un conjunto de números y determinar cuántos son positivos, negativos y ceros.</text:p>
      <text:p text:style-name="Text_20_body">Leer un número binario y convertirlo a decimal.</text:p>
      <text:p text:style-name="Text_20_body">Leer un número decimal y convertirlo a binario.</text:p>
      <text:p text:style-name="Text_20_body">Determinar la moda de un conjunto de datos.</text:p>
      <text:p text:style-name="Text_20_body">Calcular la desviación estándar de un conjunto de datos.</text:p>
      <text:p text:style-name="Text_20_body">Calcular el área de un trapecio.</text:p>
      <text:p text:style-name="Text_20_body">Determinar si un número es un cuadrado perfecto.</text:p>
      <text:p text:style-name="Text_20_body">Leer un conjunto de edades y determinar la mayor.</text:p>
      <text:p text:style-name="Text_20_body">Simular el funcionamiento de un reloj digital.</text:p>
      <text:p text:style-name="Text_20_body">Crear un algoritmo para jugar "adivina el número".</text:p>
      <text:p text:style-name="Text_20_body">Leer un conjunto de notas y determinar la más alta y la más baja.</text:p>
      <text:p text:style-name="Text_20_body">Calcular la suma de los números impares hasta N.</text:p>
      <text:p text:style-name="Text_20_body">Determinar si un número es capicúa.</text:p>
      <text:p text:style-name="Text_20_body">Leer una matriz y encontrar el elemento máximo.</text:p>
      <text:p text:style-name="Text_20_body">Calcular la potencia de un número elevado a otro.</text:p>
      <text:p text:style-name="Text_20_body"><text:span text:style-name="T10">Su</text:span>me de 2 números cualquiera.</text:p>
      <text:p text:style-name="Text_20_body">Resolver 𝑓(𝑥) = <text:span text:style-name="T10">2</text:span>𝑥<text:span text:style-name="T10">²</text:span> <text:s/>+ 2.</text:p>
      <text:p text:style-name="Text_20_body">Algoritmo que calcule el doble y triple de un número.</text:p>
      <text:p text:style-name="Text_20_body">Programa que calcule el precio de venta conociendo el precio por unidad del producto (sin IVA), el número de productos vendidos y el porcentaje de IVA aplicado.</text:p>
      <text:p text:style-name="Text_20_body">Programa que calcule la raíz cuadrada de cualquier número entero.</text:p>
      <text:p text:style-name="Text_20_body">Programa que calcule la superficie de un rectángulo, teniendo en cuenta que la base y altura deben ser mayores que cero.</text:p>
      <text:p text:style-name="Text_20_body">Definir cuando un valor ingresado es positivo.</text:p>
      <text:p text:style-name="Text_20_body">Calcule y muestre la longitud de una circunferencia.</text:p>
      <text:p text:style-name="Text_20_body"><text:soft-page-break/>Calcule y muestre la longitud de la hipotenusa de un triángulo rectángulo.</text:p>
      <text:p text:style-name="Text_20_body">Determine si un número es par o impar.</text:p>
      <text:p text:style-name="Text_20_body">Calcule y muestre la suma de dos números cualquiera, solo si estos son distintos.</text:p>
      <text:p text:style-name="Text_20_body">Ingrese una nota y definir si está APROBADO si es mayor o igual <text:s/>que 4,0, y el mensaje REPROBADO en caso contrario.</text:p>
      <text:p text:style-name="Text_20_body">Programa que nos diga si una letra que se pedirá al usuario es vocal o no.</text:p>
      <text:p text:style-name="Text_20_body">Programa que nos calcule el área de un círculo cuyo radio se pedirá al usuario. Controlar que, si el radio es negativo o cero, se vuelva a pedir al usuario un nuevo radio</text:p>
      <text:p text:style-name="Text_20_body">Programa que pase de pesos a dólares y viceversa. El usuario debe decidir qué conversión quiere hacer: D para dólares-pesos y P para pesos-dólares</text:p>
      <text:p text:style-name="Text_20_body">Programa que pida nº al usuario hasta que éste responda ‘N’ (no) a la pregunta ¿Quiere introducir más números? El programa mostrará cuántos nº se han tecleado, es decir, contará los nº que introdujo el usuario.</text:p>
      <text:p text:style-name="Text_20_body">Programa que pida al usuario nº hasta que se introduzca un cero. A continuación, mostrará cuántos nº pares se introdujeron.</text:p>
      <text:p text:style-name="Text_20_body">Modificar el ejercicio anterior para que además de contar los nº pares, muestre también cuántos impares se introdujeron.</text:p>
      <text:p text:style-name="Text_20_body">Programa que escriba los números del 1 al 20.</text:p>
      <text:p text:style-name="Text_20_body">Programa que escriba los cuadrados de los números del 1 al 10.</text:p>
      <text:p text:style-name="Text_20_body">Programa que nos muestre los nº pares del 1 al 40.</text:p>
      <text:p text:style-name="Text_20_body">Programa que nos diga el mes que es en letra a partir del nº de mes que introduce el usuario. Si se introduce un nº de mes menor que 1 o mayor que 12 nos dirá “Mes incorrecto”.</text:p>
      <text:p text:style-name="Text_20_body">Programa que muestre los nº múltiplos de 4 comprendidos entre 64 y 44.</text:p>
      <text:p text:style-name="Text_20_body">Programa que suma los nº del 1 a l00, es decir: 1+2+3+...+100. Usar ciclos </text:p>
      <text:p text:style-name="Text_20_body">Programa que lea las notas de 50 alumnos y nos diga cuántos aprobados hay.</text:p>
      <text:p text:style-name="Text_20_body">Programa que lea el sexo de los profesores de un Colegio por teclado. El número de profesores que tiene el Colegio también se pedirá por teclado. El programa deberá mostrar cuántas mujeres hay en el Colegio.</text:p>
      <text:p text:style-name="Text_20_body"><text:soft-page-break/>Programa que lee un número que corresponde al radio de una circunferencia y calcula e imprime la longitud de esta y el área del círculo correspondiente.</text:p>
      <text:p text:style-name="Text_20_body">Programa que calcule el perímetro de una figura geométrica, introduciendo por teclado el número de lados de la figura y la longitud del lado.</text:p>
      <text:p text:style-name="Text_20_body">Programa que calcule e imprima el interés producido por un capital a partir de los datos: Capital impuesto, rédito (ganancia), tiempo de imposición. La fórmula para utilizar es: I = C*R*T.</text:p>
      <text:p text:style-name="Text_20_body">Programa que obtenga el porcentaje de descuento que se ha aplicado a un producto a partir de los datos: Precio de venta al público (PVP), precio abonado (P).</text:p>
      <text:p text:style-name="Text_20_body">Ingrese dos números y muestre si estos fueron ingresados en orden ascendente o en orden descendente.</text:p>
      <text:p text:style-name="Text_20_body">Ingrese el valor de x y calcule y en función de:</text:p>
      <text:p text:style-name="Text_20_body">•Para los x &lt; 0; y = 3x2 + 5x-10.21</text:p>
      <text:p text:style-name="Text_20_body">•Para los 10 &lt;= x &lt;30; y = 3.2x+2.8</text:p>
      <text:p text:style-name="Text_20_body">•Para los x &gt;=30; y = 1.2 – 5.5x6</text:p>
      <text:p text:style-name="Text_20_body">Calcule las raíces cuadradas de todos los números entre 10 y 25.</text:p>
      <text:p text:style-name="Text_20_body">Determine la suma de los números enteros del 1 al 1000.</text:p>
      <text:p text:style-name="Text_20_body">Ingresar un número entero positivo y muestre la suma de todos los números comprendidos entre 0 y el número ingresado.</text:p>
      <text:p text:style-name="Text_20_body">Calcule los divisores de un número entero positivo cualquiera.</text:p>
      <text:p text:style-name="Text_20_body">Diseñar un algoritmo que permita mostrar en pantalla una rutina de selección del siguiente menú, por ejemplo:</text:p>
      <text:p text:style-name="Text_20_body">•Suma (1)</text:p>
      <text:p text:style-name="Text_20_body">•Resta (2)</text:p>
      <text:p text:style-name="Text_20_body">•Producto (3)</text:p>
      <text:p text:style-name="Text_20_body">•División (4)</text:p>
      <text:p text:style-name="Text_20_body">•Salir (S)</text:p>
      <text:p text:style-name="Text_20_body"><text:soft-page-break/>El usuario podrá elegir cualquier alternativa, luego ingresar A y B y realizar la operación seleccionada. Solamente con “S” podrá Salir. Tener en cuenta que si elige 4.- División deberá reingresar el denominador hasta que ingrese un valor diferente a 0 (cero). Si ingresa un número negativo o mayor que 4 deberá informar “Opción no válida”.</text:p>
      <text:p text:style-name="Text_20_body">Ingrese dos números enteros y escriba el mensaje "signos opuestos" solo si uno es positivo y el otro es negativo.</text:p>
      <text:p text:style-name="Text_20_body">Ingrese 10 valores y al final muestre por pantalla la suma de los valores, la suma de los cuadrados de ellos, el promedio, el máximo y el mínimo de estos.</text:p>
      <text:p text:style-name="Text_20_body">Diseñe un algoritmo que muestre las raíces que son solución de una ecuación de segundo grado escrita de la forma 𝑎𝑥2 + 𝑏𝑥 + 𝑐 = 0. El coeficiente 𝑎 no puede ser cero para el caso de una ecuación de este tipo. Mostrar los mensajes que sean pertinentes. La ecuación para la resolución es: Si el argumento de la raíz es negativo, obtener su valor absoluto y calcular y mostrar las soluciones de la ecuación indicando que las soluciones son imaginarias. El algoritmo debe ser capaz de tratar con ecuaciones de soluciones imaginarias.</text:p>
      <text:p text:style-name="Text_20_body">78.Calcule y muestre para un cierto tiempo en segundos, su conversión en minutos.</text:p>
      <text:p text:style-name="Text_20_body">79.Ingrese tres números y muestre cual es el mayor y cuál es el menor. El algoritmo debe considerar la posibilidad de que dos o tres de los números puedan ser iguales.</text:p>
      <text:p text:style-name="Text_20_body">Ingrese tres números y los muestre en orden ascendente. El algoritmo debe considerar la posibilidad de que dos o tres de los números puedan ser iguales.</text:p>
      <text:p text:style-name="Text_20_body">Ingrese la edad de una persona, y muestre el mensaje NIÑO si la edad es hasta 10; el mensaje “PRE-ADOLESCENTE” si la edad es mayor que 10 y menor o igual 14; el mensaje “ADOLESCENTE” si la edad es mayor que 15 y menor o igual 18; el mensaje “JOVEN” si la edad es mayor que 19 y menor o igual 25; el mensaje “ADULTO” si la edad es mayor que 26 y menor o igual 65; y el mensaje “ANCIANO” si la edad es mayor que 65. El algoritmo debe considerar las validaciones de datos que sean necesarias.</text:p>
      <text:p text:style-name="Text_20_body">Un trabajador de una cierta empresa recibe un sueldo mensual que está determinado por el producto entre el número de horas que trabajó durante el mes y el valor de cada hora, pero si el trabajador labora más de 40 horas, su valor hora para las horas sobre 40, se incrementa en el 60%.</text:p>
      <text:p text:style-name="Text_20_body">Determine y muestre suma de todos los divisores de un número entero positivo cualquiera.</text:p>
      <text:p text:style-name="Text_20_body"><text:soft-page-break/>Una cierta compañía telefónica que ofrece servicio internacional ha establecido las siguientes tarifas con IVA incluido para sus clientes.</text:p>
      <text:p text:style-name="Text_20_body">•USA, $750 los primeros 3 minutos, $1000 cada minuto adicional</text:p>
      <text:p text:style-name="Text_20_body">•ESPAÑA, $820 los primeros 3 minutos, $1500 cada minuto adicional</text:p>
      <text:p text:style-name="Text_20_body">•BRASIL, $480 los primeros 3 minutos, $1700 cada minuto adicional</text:p>
      <text:p text:style-name="Text_20_body">•MEXICO, $660 los primeros 3 minutos, $1650 cada minuto adicional</text:p>
      <text:p text:style-name="Text_20_body">Ingrese 10 números enteros, muestre la suma de los números pares, la cantidad de números pares y el promedio de estos.</text:p>
      <text:p text:style-name="Text_20_body">Ingrese 100 números naturales, permita determinar y mostrar: ¿Cuántos son menores que 15?, ¿Cuántos son mayores que 50?, ¿Cuántos están comprendidos entre 25 y 45? y ¿Cuál es el promedio de los 100 números?</text:p>
      <text:p text:style-name="Text_20_body">Determine y muestre el valor de la serie s = 1 + x + (x2/2!) + (x3/3!) + …+(xn/n!) para un cierto x y n d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reak-before="page"/>
      <style:text-properties fo:font-size="101%" fo:font-weight="900" style:font-size-asian="101%" style:font-weight-asian="normal" style:font-size-complex="101%"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fo:keep-with-next="always"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Comment" style:family="paragraph" style:parent-style-name="Standard" style:class="extra">
      <style:text-properties fo:font-size="10pt" style:font-size-asian="10pt" style:font-size-complex="10pt"/>
    </style:style>
    <style:style style:name="Esquema" style:family="paragraph" style:parent-style-name="List_20_Contents" style:list-style-name="Esquema"/>
    <style:style style:name="Celda_20_centrada" style:display-name="Celda centrada" style:family="paragraph" style:parent-style-name="Celda">
      <style:paragraph-properties fo:text-align="center" style:justify-single-word="false"/>
    </style:style>
    <style:style style:name="Tabla_20_centrada" style:display-name="Tabla centrada" style:family="paragraph" style:parent-style-name="Table_20_Contents">
      <style:paragraph-properties fo:text-align="center" style:justify-single-word="false"/>
    </style:style>
    <style:style style:name="Matemática" style:family="paragraph" style:parent-style-name="Standard" style:master-page-name="">
      <style:paragraph-properties fo:margin-top="0.199cm" fo:margin-bottom="0.199cm" style:contextual-spacing="true" fo:line-height="115%" fo:text-align="center" style:justify-single-word="false" style:page-number="auto" fo:padding-left="0.101cm" fo:padding-right="0.101cm" fo:padding-top="0.4cm" fo:padding-bottom="0.4cm" fo:border="0.06pt solid #000000" fo:keep-with-next="always">
        <style:tab-stops/>
      </style:paragraph-properties>
      <style:text-properties style:font-name="Century Schoolbook" fo:font-family="'Century Schoolbook'" style:font-style-name="Normal" style:font-family-generic="roman" style:font-pitch="variable"/>
    </style:style>
    <style:style style:name="Subsección" style:family="paragraph" style:parent-style-name="Text_20_body" style:next-style-name="Text_20_body">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Matemáticos" style:family="text">
      <style:text-properties style:font-name="Century Schoolbook" fo:font-family="'Century Schoolbook'" style:font-style-name="Normal" style:font-family-generic="roman" style:font-pitch="variable" loext:padding="0.049cm" loext:border="0.06pt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
      <text:list-level-style-number text:level="1" text:style-name="Numbering_20_Symbols" loext:num-list-format="%1%.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 fo:font-size="13pt" officeooo:rsid="00277460" style:font-size-asian="10.5pt"/>
    </style:style>
    <style:style style:name="MT2" style:family="text">
      <style:text-properties style:font-name="Fabrikat" fo:font-size="13pt" officeooo:rsid="000b2ba5" style:font-size-asian="10.5pt"/>
    </style:style>
    <style:style style:name="MT3" style:family="text">
      <style:text-properties style:font-name="Fabrikat" fo:font-size="13pt" officeooo:rsid="00176edb" style:font-size-asian="10.5pt"/>
    </style:style>
    <style:style style:name="MT4" style:family="text">
      <style:text-properties officeooo:rsid="0169287a"/>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 fo:font-size="13pt" style:font-size-asian="10.5pt"/>
    </style:style>
    <style:style style:name="MT9" style:family="text">
      <style:text-properties officeooo:rsid="003b54cc"/>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5"><draw:image xlink:href="Pictures/1000000100000500000000C8CFF9BEF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2-10T00:18:27.616559998">2025</text:date></text:span></text:p>
      </style:header>
      <style:footer>
        <text:p text:style-name="MP3"><text:span text:style-name="MT4">r</text:span><text:editing-cycles>9</text:editing-cycles>/<text:span text:style-name="MT5"><text:date style:data-style-name="N10114" text:date-value="2025-02-10T00:18:27.617310597">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9</text:page-number></text:span><text:span text:style-name="Fondo_20_Gris"><text:s/>de </text:span><text:span text:style-name="Fondo_20_Gris"><text:expression text:formula="ooow:page" office:value-type="float" office:value="16" style:data-style-name="N0">16</text:expression></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8" draw:style-name="Mdp1">
      <style:header>
        <text:p text:style-name="MP4"><draw:frame draw:style-name="Mfr1" draw:name="LogoUNRN2" text:anchor-type="paragraph" svg:x="0cm" svg:y="0cm" svg:width="6.551cm" svg:height="1.044cm" draw:z-index="0"><draw:image xlink:href="Pictures/1000000100000500000000C8CFF9BEFA.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2-10T00:18:27.666752720">2025</text:date></text:span></text:p>
      </style:header>
      <style:footer>
        <text:p text:style-name="MP6"><text:span text:style-name="MT9">r</text:span><text:editing-cycles>9</text:editing-cycles>/<text:span text:style-name="MT5"><text:date style:data-style-name="N10114" text:date-value="2025-02-10T00:18:27.667244947">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121</text:expression></text:span></text:p>
      </style:footer>
    </style:master-page>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5-02-07T21:04:09.092005663</meta:creation-date>
    <dc:date>2025-02-10T00:18:27.429663164</dc:date>
    <dc:creator>Martín René Vilugrón</dc:creator>
    <meta:editing-duration>PT1H41M26S</meta:editing-duration>
    <meta:editing-cycles>9</meta:editing-cycles>
    <meta:generator>LibreOffice/24.8.4.2$Linux_X86_64 LibreOffice_project/480$Build-2</meta:generator>
    <meta:document-statistic meta:table-count="0" meta:image-count="2" meta:object-count="0" meta:page-count="16" meta:paragraph-count="318" meta:word-count="2481" meta:character-count="15263" meta:non-whitespace-character-count="12720"/>
  </office:meta>
</office:document-meta>
</file>